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5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18" style:family="graphic" style:parent-style-name="standard">
      <style:graphic-properties draw:stroke="none" svg:stroke-color="#000000" draw:fill="none" draw:fill-color="#ffffff" fo:min-height="0.3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07cm"/>
    </style:style>
    <style:style style:name="gr2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7.288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8" draw:id="id18" draw:layer="layout" svg:width="0.4cm" svg:height="0.4cm" svg:x="7.388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cm" svg:height="0.4cm" svg:x="8.188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cm" svg:height="0.4cm" svg:x="7.788cm" svg:y="7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4cm" svg:y="8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0.4cm" svg:height="0.4cm" svg:x="4.5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cm" svg:height="0.4cm" svg:x="5.3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cm" svg:height="0.4cm" svg:x="4.9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288cm" svg:y="8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0.4cm" svg:height="0.4cm" svg:x="7.388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8.188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cm" svg:height="0.4cm" svg:x="7.788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288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0" draw:id="id20" draw:layer="layout" svg:width="0.4cm" svg:height="0.4cm" svg:x="7.388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8.188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cm" svg:height="0.4cm" svg:x="7.788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4cm" svg:height="1.4cm" svg:x="4.4cm" svg:y="4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0.4cm" svg:height="0.4cm" svg:x="4.5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4cm" svg:height="0.4cm" svg:x="5.3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4.9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4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0.4cm" svg:height="0.4cm" svg:x="4.5cm" svg:y="6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5.3cm" svg:y="6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cm" svg:height="0.4cm" svg:x="4.9cm" svg:y="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0.108cm" svg:x1="4.423cm" svg:y1="10.883cm" svg:x2="4.7cm" svg:y2="9.9cm" draw:start-shape="id1" draw:start-glue-point="0" draw:end-shape="id2" draw:end-glue-point="8" svg:d="M4423 10883v-383h277v-600">
          <text:p/>
        </draw:connector>
        <draw:connector draw:style-name="gr3" draw:text-style-name="P1" draw:layer="layout" draw:line-skew="0.118cm" svg:x1="5.823cm" svg:y1="10.864cm" svg:x2="5.5cm" svg:y2="9.9cm" draw:start-shape="id3" draw:start-glue-point="0" draw:end-shape="id4" draw:end-glue-point="8" svg:d="M5823 10864v-364h-323v-600">
          <text:p/>
        </draw:connector>
        <draw:connector draw:style-name="gr3" draw:text-style-name="P1" draw:layer="layout" svg:x1="7.988cm" svg:y1="7.7cm" svg:x2="7.988cm" svg:y2="8.7cm" draw:start-shape="id5" draw:start-glue-point="4" draw:end-shape="id6" draw:end-glue-point="4" svg:d="M7988 7700v1000">
          <text:p/>
        </draw:connector>
        <draw:connector draw:style-name="gr3" draw:text-style-name="P1" draw:layer="layout" svg:x1="8.388cm" svg:y1="9.9cm" svg:x2="8.7cm" svg:y2="10.864cm" draw:start-shape="id7" draw:start-glue-point="8" draw:end-shape="id8" draw:end-glue-point="0" svg:d="M8388 9900v482h312v482">
          <text:p/>
        </draw:connector>
        <draw:frame draw:style-name="gr4" draw:text-style-name="P2" draw:layer="layout" svg:width="1.1cm" svg:height="0.581cm" svg:x="8.488cm" svg:y="9.419cm">
          <draw:text-box>
            <text:p><text:span text:style-name="T1">NC</text:span></text:p>
          </draw:text-box>
        </draw:frame>
        <draw:frame draw:style-name="gr4" draw:text-style-name="P2" draw:layer="layout" svg:width="1.1cm" svg:height="0.581cm" svg:x="3.7cm" svg:y="5.5cm">
          <draw:text-box>
            <text:p><text:span text:style-name="T1">NC</text:span></text:p>
          </draw:text-box>
        </draw:frame>
        <draw:frame draw:style-name="gr4" draw:text-style-name="P2" draw:layer="layout" svg:width="1.1cm" svg:height="0.581cm" svg:x="8.465cm" svg:y="5.419cm">
          <draw:text-box>
            <text:p><text:span text:style-name="T1">NC</text:span></text:p>
          </draw:text-box>
        </draw:frame>
        <draw:frame draw:style-name="gr4" draw:text-style-name="P2" draw:layer="layout" svg:width="1.1cm" svg:height="0.581cm" svg:x="3.7cm" svg:y="9.5cm">
          <draw:text-box>
            <text:p><text:span text:style-name="T1">NC</text:span></text:p>
          </draw:text-box>
        </draw:frame>
        <draw:frame draw:style-name="gr4" draw:text-style-name="P2" draw:layer="layout" svg:width="1.1cm" svg:height="0.581cm" svg:x="8.488cm" svg:y="6.4cm">
          <draw:text-box draw:corner-radius="0.1cm">
            <text:p><text:span text:style-name="T1">NC</text:span></text:p>
          </draw:text-box>
        </draw:frame>
        <draw:frame draw:style-name="gr4" draw:text-style-name="P2" draw:layer="layout" svg:width="1cm" svg:height="0.581cm" svg:x="3.7cm" svg:y="6.719cm">
          <draw:text-box>
            <text:p><text:span text:style-name="T1">NC</text:span></text:p>
          </draw:text-box>
        </draw:frame>
        <draw:connector draw:style-name="gr3" draw:text-style-name="P1" draw:layer="layout" svg:x1="7.3cm" svg:y1="10.864cm" svg:x2="7.588cm" svg:y2="9.9cm" draw:start-shape="id9" draw:start-glue-point="0" draw:end-shape="id10" draw:end-glue-point="8" svg:d="M7300 10864v-482h288v-482">
          <text:p/>
        </draw:connector>
        <draw:connector draw:style-name="gr3" draw:text-style-name="P1" draw:layer="layout" svg:x1="8.388cm" svg:y1="5.9cm" svg:x2="8.388cm" svg:y2="6.5cm" draw:start-shape="id11" draw:start-glue-point="8" draw:end-shape="id12" draw:end-glue-point="8" svg:d="M8388 5900v600">
          <text:p/>
        </draw:connector>
        <draw:connector draw:style-name="gr3" draw:text-style-name="P1" draw:layer="layout" svg:x1="4.7cm" svg:y1="6cm" svg:x2="4.7cm" svg:y2="6.8cm" draw:start-shape="id13" draw:start-glue-point="8" draw:end-shape="id14" draw:end-glue-point="8" svg:d="M4700 6000v800">
          <text:p/>
        </draw:connector>
        <draw:connector draw:style-name="gr3" draw:text-style-name="P1" draw:layer="layout" svg:x1="5.1cm" svg:y1="8cm" svg:x2="5.1cm" svg:y2="8.7cm" draw:start-shape="id15" draw:start-glue-point="4" draw:end-shape="id16" draw:end-glue-point="4" svg:d="M5100 8000v700">
          <text:p/>
        </draw:connector>
        <draw:connector draw:style-name="gr3" draw:text-style-name="P1" draw:layer="layout" draw:line-skew="-0.15cm" svg:x1="5.7cm" svg:y1="5.8cm" svg:x2="7.388cm" svg:y2="6.701cm" draw:start-shape="id17" draw:start-glue-point="10" draw:end-shape="id18" draw:end-glue-point="6" svg:d="M5700 5800h694v901h994">
          <text:p/>
        </draw:connector>
        <draw:connector draw:style-name="gr3" draw:text-style-name="P1" draw:layer="layout" draw:line-skew="0.25cm" svg:x1="5.7cm" svg:y1="7.001cm" svg:x2="7.388cm" svg:y2="5.7cm" draw:start-shape="id19" draw:start-glue-point="10" draw:end-shape="id20" draw:end-glue-point="6" svg:d="M5700 7001h1094v-1301h594">
          <text:p/>
        </draw:connector>
        <draw:frame draw:style-name="gr5" draw:layer="layout" svg:width="0.756cm" svg:height="0.759cm" svg:x="3.844cm" svg:y="5cm">
          <draw:text-box>
            <text:p><text:span text:style-name="T2">1</text:span></text:p>
          </draw:text-box>
        </draw:frame>
        <draw:frame draw:style-name="gr6" draw:layer="layout" svg:width="0.677cm" svg:height="0.806cm" svg:x="3.823cm" svg:y="6.999cm">
          <draw:text-box>
            <text:p><text:span text:style-name="T3">2</text:span></text:p>
          </draw:text-box>
        </draw:frame>
        <draw:frame draw:style-name="gr6" draw:layer="layout" svg:width="0.777cm" svg:height="0.806cm" svg:x="3.823cm" svg:y="8.899cm">
          <draw:text-box>
            <text:p><text:span text:style-name="T3">3</text:span></text:p>
          </draw:text-box>
        </draw:frame>
        <draw:frame draw:style-name="gr6" draw:layer="layout" svg:width="0.777cm" svg:height="0.806cm" svg:x="6.688cm" svg:y="4.98cm">
          <draw:text-box>
            <text:p><text:span text:style-name="T3">4</text:span></text:p>
          </draw:text-box>
        </draw:frame>
        <draw:frame draw:style-name="gr7" draw:layer="layout" svg:width="0.777cm" svg:height="0.806cm" svg:x="6.711cm" svg:y="6.781cm">
          <draw:text-box>
            <text:p><text:span text:style-name="T3">5</text:span></text:p>
          </draw:text-box>
        </draw:frame>
        <draw:frame draw:style-name="gr6" draw:layer="layout" svg:width="0.777cm" svg:height="0.806cm" svg:x="6.711cm" svg:y="8.981cm">
          <draw:text-box>
            <text:p><text:span text:style-name="T3">6</text:span></text:p>
          </draw:text-box>
        </draw:frame>
        <draw:connector draw:style-name="gr3" draw:text-style-name="P1" draw:layer="layout" svg:x1="5.8cm" svg:y1="3.788cm" svg:x2="5.1cm" svg:y2="4.7cm" draw:start-shape="id21" draw:start-glue-point="2" draw:end-shape="id22" draw:end-glue-point="2" svg:d="M5800 3788v457h-700v455">
          <text:p/>
        </draw:connector>
        <draw:connector draw:style-name="gr3" draw:text-style-name="P1" draw:layer="layout" svg:x1="7.8cm" svg:y1="3.788cm" svg:x2="7.988cm" svg:y2="4.7cm" draw:start-shape="id23" draw:start-glue-point="2" draw:end-shape="id24" draw:end-glue-point="4" svg:d="M7800 3788v457h188v455">
          <text:p/>
        </draw:connector>
        <draw:connector draw:style-name="gr3" draw:text-style-name="P1" draw:layer="layout" draw:line-skew="-2.833cm" svg:x1="4.758cm" svg:y1="3.8cm" svg:x2="3.2cm" svg:y2="10.864cm" draw:start-shape="id25" draw:start-glue-point="2" draw:end-shape="id26" draw:end-glue-point="0" svg:d="M4758 3800v700h-1558v6364">
          <text:p/>
        </draw:connector>
        <draw:rect draw:style-name="gr8" draw:text-style-name="P1" draw:layer="layout" svg:width="2cm" svg:height="1.9cm" svg:x="6.8cm" svg:y="1.276cm">
          <text:p text:style-name="P1"><text:span text:style-name="T2">SDR </text:span></text:p>
          <text:p text:style-name="P1"><text:span text:style-name="T2">Play</text:span></text:p>
        </draw:rect>
        <draw:rect draw:style-name="gr9" draw:text-style-name="P1" draw:layer="layout" svg:width="2cm" svg:height="1.9cm" svg:x="1.558cm" svg:y="1.264cm">
          <text:p text:style-name="P1"><text:span text:style-name="T2">HPSDR</text:span></text:p>
        </draw:rect>
        <draw:rect draw:style-name="gr10" draw:text-style-name="P1" draw:layer="layout" svg:width="2cm" svg:height="1.9cm" svg:x="4.2cm" svg:y="1.276cm">
          <text:p text:style-name="P1"><text:span text:style-name="T2">IC7100</text:span></text:p>
        </draw:rect>
        <draw:frame draw:style-name="gr11" draw:layer="layout" svg:width="1.2cm" svg:height="0.7cm" svg:x="5.2cm" svg:y="2.676cm">
          <draw:text-box>
            <text:p><text:span text:style-name="T4">V/U</text:span></text:p>
          </draw:text-box>
        </draw:frame>
        <draw:frame draw:style-name="gr12" draw:layer="layout" svg:width="1.421cm" svg:height="0.687cm" svg:x="4cm" svg:y="2.651cm">
          <draw:text-box>
            <text:p><text:span text:style-name="T4">HF/4</text:span></text:p>
          </draw:text-box>
        </draw:frame>
        <draw:frame draw:style-name="gr12" draw:layer="layout" svg:width="1.086cm" svg:height="0.687cm" svg:x="1.515cm" svg:y="2.655cm">
          <draw:text-box>
            <text:p><text:span text:style-name="T4">RX</text:span></text:p>
          </draw:text-box>
        </draw:frame>
        <draw:frame draw:style-name="gr13" draw:layer="layout" svg:width="1.658cm" svg:height="0.687cm" svg:x="2.142cm" svg:y="2.676cm">
          <draw:text-box>
            <text:p><text:span text:style-name="T4">TX/RX</text:span></text:p>
          </draw:text-box>
        </draw:frame>
        <draw:frame draw:style-name="gr12" draw:layer="layout" svg:width="1.776cm" svg:height="0.687cm" svg:x="6.924cm" svg:y="2.676cm">
          <draw:text-box>
            <text:p><text:span text:style-name="T4">HF/V/U</text:span></text:p>
          </draw:text-box>
        </draw:frame>
        <draw:custom-shape draw:style-name="gr14" draw:text-style-name="P1" xml:id="id23" draw:id="id23" draw:layer="layout" svg:width="0.8cm" svg:height="0.612cm" svg:x="7.4cm" svg:y="3.176cm">
          <text:p text:style-name="P1"><text:span text:style-name="T5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7" draw:id="id27" draw:layer="layout" svg:width="0.8cm" svg:height="0.612cm" svg:x="1.7cm" svg:y="3.176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8cm" svg:height="0.612cm" svg:x="2.658cm" svg:y="3.164cm">
          <text:p text:style-name="P1"><text:span text:style-name="T5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5" draw:id="id25" draw:layer="layout" svg:width="0.8cm" svg:height="0.612cm" svg:x="4.358cm" svg:y="3.188cm">
          <text:p text:style-name="P1"><text:span text:style-name="T5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1" draw:id="id21" draw:layer="layout" svg:width="0.8cm" svg:height="0.612cm" svg:x="5.4cm" svg:y="3.176cm">
          <text:p text:style-name="P1"><text:span text:style-name="T5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5" draw:text-style-name="P1" draw:layer="layout" svg:width="0.001cm" svg:height="0.9cm" svg:x="5.923cm" svg:y="11.676cm">
          <text:p/>
        </draw:rect>
        <draw:line draw:style-name="gr16" draw:text-style-name="P1" draw:layer="layout" svg:x1="3.2cm" svg:y1="11.776cm" svg:x2="3.5cm" svg:y2="13.276cm">
          <text:p/>
        </draw:line>
        <draw:line draw:style-name="gr16" draw:text-style-name="P1" draw:layer="layout" svg:x1="3.5cm" svg:y1="11.783cm" svg:x2="5.3cm" svg:y2="11.783cm">
          <text:p/>
        </draw:line>
        <draw:line draw:style-name="gr16" draw:text-style-name="P1" draw:layer="layout" svg:x1="3.7cm" svg:y1="11.883cm" svg:x2="5.1cm" svg:y2="11.883cm">
          <text:p/>
        </draw:line>
        <draw:line draw:style-name="gr16" draw:text-style-name="P1" draw:layer="layout" svg:x1="4.1cm" svg:y1="11.983cm" svg:x2="4.7cm" svg:y2="11.983cm">
          <text:p/>
        </draw:line>
        <draw:frame draw:style-name="gr17" draw:text-style-name="P4" draw:layer="layout" svg:width="2cm" svg:height="1.169cm" svg:x="5.069cm" svg:y="12.595cm">
          <draw:text-box>
            <text:p text:style-name="P3"><text:span text:style-name="T6">2/4/6/70</text:span></text:p>
            <text:p text:style-name="P3"><text:span text:style-name="T6">Colinear</text:span></text:p>
          </draw:text-box>
        </draw:frame>
        <draw:frame draw:style-name="gr18" draw:text-style-name="P2" draw:layer="layout" svg:width="2.1cm" svg:height="0.624cm" svg:x="1.1cm" svg:y="12.852cm">
          <draw:text-box>
            <text:p><text:span text:style-name="T6">160 Vert</text:span></text:p>
          </draw:text-box>
        </draw:frame>
        <draw:frame draw:style-name="gr19" draw:text-style-name="P5" draw:layer="layout" svg:width="1.823cm" svg:height="0.997cm" svg:x="3.577cm" svg:y="12.167cm">
          <draw:text-box>
            <text:p text:style-name="P1"><text:span text:style-name="T6">2/4/6/70</text:span></text:p>
            <text:p text:style-name="P1"><text:span text:style-name="T6">Dipole</text:span></text:p>
          </draw:text-box>
        </draw:frame>
        <draw:custom-shape draw:style-name="gr14" draw:text-style-name="P1" xml:id="id26" draw:id="id26" draw:layer="layout" svg:width="0.8cm" svg:height="0.612cm" svg:x="2.8cm" svg:y="10.864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" draw:id="id1" draw:layer="layout" svg:width="0.8cm" svg:height="0.612cm" svg:x="4.023cm" svg:y="10.883cm">
          <text:p text:style-name="P1"><text:span text:style-name="T5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" draw:id="id3" draw:layer="layout" svg:width="0.8cm" svg:height="0.612cm" svg:x="5.423cm" svg:y="10.864cm">
          <text:p text:style-name="P1"><text:span text:style-name="T5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8cm" svg:height="0.612cm" svg:x="1.491cm" svg:y="10.886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.891cm" svg:y1="11.698cm" svg:x2="1.891cm" svg:y2="12.898cm">
          <text:p/>
        </draw:line>
        <draw:line draw:style-name="gr20" draw:text-style-name="P1" draw:layer="layout" svg:x1="1.891cm" svg:y1="11.698cm" svg:x2="2.491cm" svg:y2="12.098cm">
          <text:p/>
        </draw:line>
        <draw:line draw:style-name="gr20" draw:text-style-name="P1" draw:layer="layout" svg:x1="1.891cm" svg:y1="11.698cm" svg:x2="1.391cm" svg:y2="11.998cm">
          <text:p/>
        </draw:line>
        <draw:line draw:style-name="gr16" draw:text-style-name="P1" draw:layer="layout" svg:x1="3.2cm" svg:y1="11.776cm" svg:x2="3.5cm" svg:y2="13.276cm">
          <text:p/>
        </draw:line>
        <draw:frame draw:style-name="gr18" draw:text-style-name="P2" draw:layer="layout" svg:width="2.1cm" svg:height="0.624cm" svg:x="2.7cm" svg:y="13.276cm">
          <draw:text-box>
            <text:p><text:span text:style-name="T6">80-10 LW</text:span></text:p>
          </draw:text-box>
        </draw:frame>
        <draw:custom-shape draw:style-name="gr14" draw:text-style-name="P1" xml:id="id9" draw:id="id9" draw:layer="layout" svg:width="0.8cm" svg:height="0.612cm" svg:x="6.9cm" svg:y="10.864cm">
          <text:p text:style-name="P1"><text:span text:style-name="T5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8" draw:id="id8" draw:layer="layout" svg:width="0.8cm" svg:height="0.612cm" svg:x="8.3cm" svg:y="10.864cm">
          <text:p text:style-name="P1"><text:span text:style-name="T5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7.3cm" svg:y1="11.612cm" svg:x2="7.3cm" svg:y2="12.912cm">
          <text:p/>
        </draw:line>
        <draw:frame draw:style-name="gr21" draw:text-style-name="P2" draw:layer="layout" svg:width="2.1cm" svg:height="0.657cm" svg:x="7.6cm" svg:y="13.207cm">
          <draw:text-box>
            <text:p><text:span text:style-name="T6">70cm EW</text:span></text:p>
          </draw:text-box>
        </draw:frame>
        <draw:frame draw:style-name="gr21" draw:text-style-name="P2" draw:layer="layout" svg:width="2cm" svg:height="0.657cm" svg:x="6.6cm" svg:y="12.807cm">
          <draw:text-box draw:corner-radius="0.1cm">
            <text:p><text:span text:style-name="T6">2m EW</text:span></text:p>
          </draw:text-box>
        </draw:frame>
        <draw:line draw:style-name="gr16" draw:text-style-name="P1" draw:layer="layout" svg:x1="6.899cm" svg:y1="11.724cm" svg:x2="7.699cm" svg:y2="11.724cm">
          <text:p/>
        </draw:line>
        <draw:line draw:style-name="gr16" draw:text-style-name="P1" draw:layer="layout" svg:x1="6.899cm" svg:y1="11.724cm" svg:x2="6.899cm" svg:y2="12.524cm">
          <text:p/>
        </draw:line>
        <draw:line draw:style-name="gr16" draw:text-style-name="P1" draw:layer="layout" svg:x1="7.699cm" svg:y1="11.724cm" svg:x2="7.699cm" svg:y2="12.524cm">
          <text:p/>
        </draw:line>
        <draw:line draw:style-name="gr16" draw:text-style-name="P1" draw:layer="layout" svg:x1="6.899cm" svg:y1="12.424cm" svg:x2="7.699cm" svg:y2="12.424cm">
          <text:p/>
        </draw:line>
        <draw:line draw:style-name="gr16" draw:text-style-name="P1" draw:layer="layout" svg:x1="8.701cm" svg:y1="11.664cm" svg:x2="8.7cm" svg:y2="13.264cm">
          <text:p/>
        </draw:line>
        <draw:line draw:style-name="gr16" draw:text-style-name="P1" draw:layer="layout" svg:x1="8.3cm" svg:y1="11.776cm" svg:x2="9.1cm" svg:y2="11.776cm">
          <text:p/>
        </draw:line>
        <draw:line draw:style-name="gr16" draw:text-style-name="P1" draw:layer="layout" svg:x1="8.3cm" svg:y1="11.776cm" svg:x2="8.3cm" svg:y2="12.576cm">
          <text:p/>
        </draw:line>
        <draw:line draw:style-name="gr16" draw:text-style-name="P1" draw:layer="layout" svg:x1="9.1cm" svg:y1="11.776cm" svg:x2="9.1cm" svg:y2="12.576cm">
          <text:p/>
        </draw:line>
        <draw:line draw:style-name="gr16" draw:text-style-name="P1" draw:layer="layout" svg:x1="8.3cm" svg:y1="12.476cm" svg:x2="9.1cm" svg:y2="12.476cm">
          <text:p/>
        </draw:line>
        <draw:custom-shape draw:style-name="gr22" draw:text-style-name="P1" xml:id="id28" draw:id="id28" draw:layer="layout" svg:width="1cm" svg:height="1cm" svg:x="1.381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1.455cm" svg:height="0.997cm" svg:x="1.226cm" svg:y="5.291cm">
          <draw:text-box>
            <text:p text:style-name="P1"><text:span text:style-name="T6">Active</text:span></text:p>
            <text:p text:style-name="P1"><text:span text:style-name="T6">Loop</text:span></text:p>
          </draw:text-box>
        </draw:frame>
        <draw:connector draw:style-name="gr3" draw:text-style-name="P1" draw:layer="layout" svg:x1="2.1cm" svg:y1="3.788cm" svg:x2="1.881cm" svg:y2="4.391cm" draw:start-shape="id27" draw:start-glue-point="2" draw:end-shape="id28" draw:end-glue-point="4" svg:d="M2100 3788v290h-219v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04-08T08:47:34.34</dc:date>
    <dc:creator>Bob Cowdery</dc:creator>
    <meta:editing-duration>PT1H8M15S</meta:editing-duration>
    <meta:editing-cycles>6</meta:editing-cycles>
    <meta:generator>OpenOffice/4.1.1$Win32 OpenOffice.org_project/411m6$Build-9775</meta:generator>
    <meta:document-statistic meta:object-count="96"/>
  </office:meta>
</office:document-meta>
</file>